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4.89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6.27mm"/>
    </style:style>
    <style:style style:name="co5" style:family="table-column">
      <style:table-column-properties fo:break-before="auto" style:column-width="30mm"/>
    </style:style>
    <style:style style:name="co6" style:family="table-column">
      <style:table-column-properties fo:break-before="auto" style:column-width="27.41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4.8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0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4">
      <style:table-cell-properties style:text-align-source="fix" style:repeat-content="false" fo:background-color="transparent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11.34mm" svg:height="62.55mm" svg:x="41.68mm" svg:y="146.3mm">
            <loext:p draw:notify-on-update-of-ranges="Hoja1.B5:Hoja1.B26 Hoja1.E4:Hoja1.E4 Hoja1.E5:Hoja1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1.4mm" svg:height="62.66mm" svg:x="41.56mm" svg:y="218.81mm">
            <loext:p draw:notify-on-update-of-ranges="Hoja1.B5:Hoja1.B26 Hoja1.G4:Hoja1.G4 Hoja1.G5:Hoja1.G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11.4mm" svg:height="62.66mm" svg:x="41.88mm" svg:y="290.13mm">
            <loext:p draw:notify-on-update-of-ranges="Hoja1.B5:Hoja1.B26 Hoja1.F4:Hoja1.F4 Hoja1.F5:Hoja1.F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1.34mm" svg:height="62.55mm" svg:x="175.67mm" svg:y="147.53mm">
            <loext:p draw:notify-on-update-of-ranges="Hoja1.B5:Hoja1.B26 Hoja1.I4:Hoja1.I4 Hoja1.I5:Hoja1.I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1.4mm" svg:height="62.66mm" svg:x="175.67mm" svg:y="222.39mm">
            <loext:p draw:notify-on-update-of-ranges="Hoja1.B5:Hoja1.B26 Hoja1.K4:Hoja1.K4 Hoja1.K5:Hoja1.K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11.4mm" svg:height="62.66mm" svg:x="176.04mm" svg:y="290.13mm">
            <loext:p draw:notify-on-update-of-ranges="Hoja1.B5:Hoja1.B26 Hoja1.J4:Hoja1.J4 Hoja1.J5:Hoja1.J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 table:number-columns-spanned="4" table:number-rows-spanned="1">
            <text:p>Medición</text:p>
          </table:table-cell>
          <table:covered-table-cell table:number-columns-repeated="3"/>
          <table:table-cell table:style-name="Default"/>
          <table:table-cell table:style-name="ce5" office:value-type="string" calcext:value-type="string" table:number-columns-spanned="3" table:number-rows-spanned="1">
            <text:p>Simulación LTSpice</text:p>
          </table:table-cell>
          <table:covered-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 [Hz]</text:p>
          </table:table-cell>
          <table:table-cell table:style-name="Default"/>
          <table:table-cell office:value-type="string" calcext:value-type="string">
            <text:p>Vout @ Vin= 5 Vpp</text:p>
          </table:table-cell>
          <table:table-cell office:value-type="string" calcext:value-type="string">
            <text:p>20 log Vout/Vin</text:p>
          </table:table-cell>
          <table:table-cell office:value-type="string" calcext:value-type="string">
            <text:p>Retardo [s]</text:p>
          </table:table-cell>
          <table:table-cell office:value-type="string" calcext:value-type="string">
            <text:p>Fase [º]</text:p>
          </table:table-cell>
          <table:table-cell table:style-name="Default"/>
          <table:table-cell office:value-type="string" calcext:value-type="string">
            <text:p>20 log Vout/Vin</text:p>
          </table:table-cell>
          <table:table-cell office:value-type="string" calcext:value-type="string">
            <text:p>Retardo [s]</text:p>
          </table:table-cell>
          <table:table-cell office:value-type="string" calcext:value-type="string">
            <text:p>Fase [º]</text:p>
          </table:table-cell>
          <table:table-cell table:style-name="Default" table:number-columns-repeated="2"/>
          <table:table-cell office:value-type="string" calcext:value-type="string">
            <text:p>(Retardo/T)*360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800" calcext:value-type="float">
            <text:p>800</text:p>
          </table:table-cell>
          <table:table-cell table:style-name="Default"/>
          <table:table-cell table:style-name="ce6" office:value-type="float" office:value="0.18" calcext:value-type="float">
            <text:p>0,1800</text:p>
          </table:table-cell>
          <table:table-cell table:style-name="ce8" table:formula="of:=20*LOG([.D5]/5)" office:value-type="float" office:value="-28.8739499846543" calcext:value-type="float">
            <text:p>-28,873950</text:p>
          </table:table-cell>
          <table:table-cell table:style-name="ce10" office:value-type="float" office:value="0.00004" calcext:value-type="float">
            <text:p>4,000000E-05</text:p>
          </table:table-cell>
          <table:table-cell table:style-name="ce6" table:formula="of:=(-1)*([.F5]*360)/(1/[.B5])" office:value-type="float" office:value="-11.52" calcext:value-type="float">
            <text:p>-11,5200</text:p>
          </table:table-cell>
          <table:table-cell table:style-name="Default"/>
          <table:table-cell table:style-name="ce8" office:value-type="float" office:value="-30.38332" calcext:value-type="float">
            <text:p>-30,383320</text:p>
          </table:table-cell>
          <table:table-cell table:style-name="ce10" office:value-type="float" office:value="0.000040377363" calcext:value-type="float">
            <text:p>4,037736E-05</text:p>
          </table:table-cell>
          <table:table-cell table:style-name="ce8" office:value-type="float" office:value="-11.171596" calcext:value-type="float">
            <text:p>-11,171596</text:p>
          </table:table-cell>
          <table:table-cell table:style-name="Default" table:number-columns-repeated="2"/>
          <table:table-cell office:value-type="string" calcext:value-type="string">
            <text:p>T= 1/f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900" calcext:value-type="float">
            <text:p>900</text:p>
          </table:table-cell>
          <table:table-cell table:style-name="Default"/>
          <table:table-cell table:style-name="ce7" office:value-type="float" office:value="0.216" calcext:value-type="float">
            <text:p>0,2160</text:p>
          </table:table-cell>
          <table:table-cell table:style-name="ce9" table:formula="of:=20*LOG([.D6]/5)" office:value-type="float" office:value="-27.2903250637018" calcext:value-type="float">
            <text:p>-27,290325</text:p>
          </table:table-cell>
          <table:table-cell table:style-name="ce11" office:value-type="float" office:value="0.00005" calcext:value-type="float">
            <text:p>5,000000E-05</text:p>
          </table:table-cell>
          <table:table-cell table:style-name="ce7" table:formula="of:=(-1)*([.F6]*360)/(1/[.B6])" office:value-type="float" office:value="-16.2" calcext:value-type="float">
            <text:p>-16,2000</text:p>
          </table:table-cell>
          <table:table-cell table:style-name="Default"/>
          <table:table-cell table:style-name="ce9" office:value-type="float" office:value="-28.31028" calcext:value-type="float">
            <text:p>-28,310280</text:p>
          </table:table-cell>
          <table:table-cell table:style-name="ce11" office:value-type="float" office:value="0.000041032889" calcext:value-type="float">
            <text:p>4,103289E-05</text:p>
          </table:table-cell>
          <table:table-cell table:style-name="ce9" office:value-type="float" office:value="-12.633596" calcext:value-type="float">
            <text:p>-12,633596</text:p>
          </table:table-cell>
          <table:table-cell table:style-name="Default" table:number-columns-repeated="3"/>
          <table:table-cell table:style-name="ce2" table:number-columns-repeated="1010"/>
        </table:table-row>
        <table:table-row table:style-name="ro1">
          <table:table-cell table:style-name="ce2"/>
          <table:table-cell table:style-name="ce4" office:value-type="float" office:value="1000" calcext:value-type="float">
            <text:p>1000</text:p>
          </table:table-cell>
          <table:table-cell table:style-name="Default"/>
          <table:table-cell table:style-name="ce7" office:value-type="float" office:value="0.26" calcext:value-type="float">
            <text:p>0,2600</text:p>
          </table:table-cell>
          <table:table-cell table:style-name="ce9" table:formula="of:=20*LOG([.D7]/5)" office:value-type="float" office:value="-25.679933127304" calcext:value-type="float">
            <text:p>-25,679933</text:p>
          </table:table-cell>
          <table:table-cell table:style-name="ce11" office:value-type="float" office:value="0.00006" calcext:value-type="float">
            <text:p>6,000000E-05</text:p>
          </table:table-cell>
          <table:table-cell table:style-name="ce7" table:formula="of:=(-1)*([.F7]*360)/(1/[.B7])" office:value-type="float" office:value="-21.6" calcext:value-type="float">
            <text:p>-21,6000</text:p>
          </table:table-cell>
          <table:table-cell table:style-name="Default"/>
          <table:table-cell table:style-name="ce9" office:value-type="float" office:value="-26.433581" calcext:value-type="float">
            <text:p>-26,433581</text:p>
          </table:table-cell>
          <table:table-cell table:style-name="ce11" office:value-type="float" office:value="0.000041775556" calcext:value-type="float">
            <text:p>4,177556E-05</text:p>
          </table:table-cell>
          <table:table-cell table:style-name="ce9" office:value-type="float" office:value="-14.133222" calcext:value-type="float">
            <text:p>-14,133222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4" office:value-type="float" office:value="1200" calcext:value-type="float">
            <text:p>1200</text:p>
          </table:table-cell>
          <table:table-cell table:style-name="Default"/>
          <table:table-cell table:style-name="ce7" office:value-type="float" office:value="0.368" calcext:value-type="float">
            <text:p>0,3680</text:p>
          </table:table-cell>
          <table:table-cell table:style-name="ce9" table:formula="of:=20*LOG([.D8]/5)" office:value-type="float" office:value="-22.66244371325" calcext:value-type="float">
            <text:p>-22,662444</text:p>
          </table:table-cell>
          <table:table-cell table:style-name="ce11" office:value-type="float" office:value="0.00006" calcext:value-type="float">
            <text:p>6,000000E-05</text:p>
          </table:table-cell>
          <table:table-cell table:style-name="ce7" table:formula="of:=(-1)*([.F8]*360)/(1/[.B8])" office:value-type="float" office:value="-25.92" calcext:value-type="float">
            <text:p>-25,9200</text:p>
          </table:table-cell>
          <table:table-cell table:style-name="Default"/>
          <table:table-cell table:style-name="ce9" office:value-type="float" office:value="-23.19151" calcext:value-type="float">
            <text:p>-23,191510</text:p>
          </table:table-cell>
          <table:table-cell table:style-name="ce11" office:value-type="float" office:value="0.000043496185" calcext:value-type="float">
            <text:p>4,349619E-05</text:p>
          </table:table-cell>
          <table:table-cell table:style-name="ce9" office:value-type="float" office:value="-17.197094" calcext:value-type="float">
            <text:p>-17,197094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2000" calcext:value-type="float">
            <text:p>2000</text:p>
          </table:table-cell>
          <table:table-cell table:style-name="Default"/>
          <table:table-cell table:style-name="ce7" office:value-type="float" office:value="1.03" calcext:value-type="float">
            <text:p>1,0300</text:p>
          </table:table-cell>
          <table:table-cell table:style-name="ce9" table:formula="of:=20*LOG([.D9]/5)" office:value-type="float" office:value="-13.7226555926169" calcext:value-type="float">
            <text:p>-13,722656</text:p>
          </table:table-cell>
          <table:table-cell table:style-name="ce11" office:value-type="float" office:value="0.000052" calcext:value-type="float">
            <text:p>5,200000E-05</text:p>
          </table:table-cell>
          <table:table-cell table:style-name="ce7" table:formula="of:=(-1)*([.F9]*360)/(1/[.B9])" office:value-type="float" office:value="-37.44" calcext:value-type="float">
            <text:p>-37,4400</text:p>
          </table:table-cell>
          <table:table-cell table:style-name="Default"/>
          <table:table-cell table:style-name="ce9" office:value-type="float" office:value="-13.906278" calcext:value-type="float">
            <text:p>-13,906278</text:p>
          </table:table-cell>
          <table:table-cell table:style-name="ce11" office:value-type="float" office:value="0.000053666357" calcext:value-type="float">
            <text:p>5,366636E-05</text:p>
          </table:table-cell>
          <table:table-cell table:style-name="ce9" office:value-type="float" office:value="-31.090266" calcext:value-type="float">
            <text:p>-31,090266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3000" calcext:value-type="float">
            <text:p>3000</text:p>
          </table:table-cell>
          <table:table-cell table:style-name="Default"/>
          <table:table-cell table:style-name="ce7" office:value-type="float" office:value="2.35" calcext:value-type="float">
            <text:p>2,3500</text:p>
          </table:table-cell>
          <table:table-cell table:style-name="ce9" table:formula="of:=20*LOG([.D10]/5)" office:value-type="float" office:value="-6.55804284128565" calcext:value-type="float">
            <text:p>-6,558043</text:p>
          </table:table-cell>
          <table:table-cell table:style-name="ce11" office:value-type="float" office:value="0.000056" calcext:value-type="float">
            <text:p>5,600000E-05</text:p>
          </table:table-cell>
          <table:table-cell table:style-name="ce7" table:formula="of:=(-1)*([.F10]*360)/(1/[.B10])" office:value-type="float" office:value="-60.48" calcext:value-type="float">
            <text:p>-60,4800</text:p>
          </table:table-cell>
          <table:table-cell table:style-name="Default"/>
          <table:table-cell table:style-name="ce9" office:value-type="float" office:value="-6.54734" calcext:value-type="float">
            <text:p>-6,547340</text:p>
          </table:table-cell>
          <table:table-cell table:style-name="ce11" office:value-type="float" office:value="0.000070181816" calcext:value-type="float">
            <text:p>7,018182E-05</text:p>
          </table:table-cell>
          <table:table-cell table:style-name="ce9" office:value-type="float" office:value="-53.429577" calcext:value-type="float">
            <text:p>-53,429577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4000" calcext:value-type="float">
            <text:p>4000</text:p>
          </table:table-cell>
          <table:table-cell table:style-name="Default"/>
          <table:table-cell table:style-name="ce7" office:value-type="float" office:value="3.88" calcext:value-type="float">
            <text:p>3,8800</text:p>
          </table:table-cell>
          <table:table-cell table:style-name="ce9" table:formula="of:=20*LOG([.D11]/5)" office:value-type="float" office:value="-2.20276557483623" calcext:value-type="float">
            <text:p>-2,202766</text:p>
          </table:table-cell>
          <table:table-cell table:style-name="ce11" office:value-type="float" office:value="0.00006" calcext:value-type="float">
            <text:p>6,000000E-05</text:p>
          </table:table-cell>
          <table:table-cell table:style-name="ce7" table:formula="of:=(-1)*([.F11]*360)/(1/[.B11])" office:value-type="float" office:value="-86.4" calcext:value-type="float">
            <text:p>-86,4000</text:p>
          </table:table-cell>
          <table:table-cell table:style-name="Default"/>
          <table:table-cell table:style-name="ce9" office:value-type="float" office:value="-2.268036" calcext:value-type="float">
            <text:p>-2,268036</text:p>
          </table:table-cell>
          <table:table-cell table:style-name="ce11" office:value-type="float" office:value="0.000074212125" calcext:value-type="float">
            <text:p>7,421213E-05</text:p>
          </table:table-cell>
          <table:table-cell table:style-name="ce9" office:value-type="float" office:value="-80.153405" calcext:value-type="float">
            <text:p>-80,153405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4300" calcext:value-type="float">
            <text:p>4300</text:p>
          </table:table-cell>
          <table:table-cell table:style-name="Default"/>
          <table:table-cell table:style-name="ce7" office:value-type="float" office:value="4.23" calcext:value-type="float">
            <text:p>4,2300</text:p>
          </table:table-cell>
          <table:table-cell table:style-name="ce9" table:formula="of:=20*LOG([.D12]/5)" office:value-type="float" office:value="-1.45259273921953" calcext:value-type="float">
            <text:p>-1,452593</text:p>
          </table:table-cell>
          <table:table-cell table:style-name="ce11" office:value-type="float" office:value="0.000062" calcext:value-type="float">
            <text:p>6,200000E-05</text:p>
          </table:table-cell>
          <table:table-cell table:style-name="ce7" table:formula="of:=(-1)*([.F12]*360)/(1/[.B12])" office:value-type="float" office:value="-95.976" calcext:value-type="float">
            <text:p>-95,9760</text:p>
          </table:table-cell>
          <table:table-cell table:style-name="Default"/>
          <table:table-cell table:style-name="ce9" office:value-type="float" office:value="-1.5235858" calcext:value-type="float">
            <text:p>-1,523586</text:p>
          </table:table-cell>
          <table:table-cell table:style-name="ce11" office:value-type="float" office:value="0.000070829945" calcext:value-type="float">
            <text:p>7,082995E-05</text:p>
          </table:table-cell>
          <table:table-cell table:style-name="ce9" office:value-type="float" office:value="-87.905143" calcext:value-type="float">
            <text:p>-87,905143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4" office:value-type="float" office:value="4600" calcext:value-type="float">
            <text:p>4600</text:p>
          </table:table-cell>
          <table:table-cell table:style-name="Default"/>
          <table:table-cell table:style-name="ce7" office:value-type="float" office:value="4.55" calcext:value-type="float">
            <text:p>4,5500</text:p>
          </table:table-cell>
          <table:table-cell table:style-name="ce9" table:formula="of:=20*LOG([.D13]/5)" office:value-type="float" office:value="-0.819172153578129" calcext:value-type="float">
            <text:p>-0,819172</text:p>
          </table:table-cell>
          <table:table-cell table:style-name="ce11" office:value-type="float" office:value="0.000062" calcext:value-type="float">
            <text:p>6,200000E-05</text:p>
          </table:table-cell>
          <table:table-cell table:style-name="ce7" table:formula="of:=(-1)*([.F13]*360)/(1/[.B13])" office:value-type="float" office:value="-102.672" calcext:value-type="float">
            <text:p>-102,6720</text:p>
          </table:table-cell>
          <table:table-cell table:style-name="Default"/>
          <table:table-cell table:style-name="ce9" office:value-type="float" office:value="-0.95598793" calcext:value-type="float">
            <text:p>-0,955988</text:p>
          </table:table-cell>
          <table:table-cell table:style-name="ce11" office:value-type="float" office:value="0.000065681488" calcext:value-type="float">
            <text:p>6,568149E-05</text:p>
          </table:table-cell>
          <table:table-cell table:style-name="ce9" office:value-type="float" office:value="-95.475068" calcext:value-type="float">
            <text:p>-95,475068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5000" calcext:value-type="float">
            <text:p>5000</text:p>
          </table:table-cell>
          <table:table-cell table:style-name="Default"/>
          <table:table-cell table:style-name="ce7" office:value-type="float" office:value="4.8" calcext:value-type="float">
            <text:p>4,8000</text:p>
          </table:table-cell>
          <table:table-cell table:style-name="ce9" table:formula="of:=20*LOG([.D14]/5)" office:value-type="float" office:value="-0.354575339208632" calcext:value-type="float">
            <text:p>-0,354575</text:p>
          </table:table-cell>
          <table:table-cell table:style-name="ce11" office:value-type="float" office:value="0.000062" calcext:value-type="float">
            <text:p>6,200000E-05</text:p>
          </table:table-cell>
          <table:table-cell table:style-name="ce7" table:formula="of:=(-1)*([.F14]*360)/(1/[.B14])" office:value-type="float" office:value="-111.6" calcext:value-type="float">
            <text:p>-111,6000</text:p>
          </table:table-cell>
          <table:table-cell table:style-name="Default"/>
          <table:table-cell table:style-name="ce9" office:value-type="float" office:value="-0.46878784" calcext:value-type="float">
            <text:p>-0,468788</text:p>
          </table:table-cell>
          <table:table-cell table:style-name="ce11" office:value-type="float" office:value="0.000057738199" calcext:value-type="float">
            <text:p>5,773820E-05</text:p>
          </table:table-cell>
          <table:table-cell table:style-name="ce9" office:value-type="float" office:value="-104.33208" calcext:value-type="float">
            <text:p>-104,33208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6000" calcext:value-type="float">
            <text:p>6000</text:p>
          </table:table-cell>
          <table:table-cell table:style-name="Default"/>
          <table:table-cell table:style-name="ce7" office:value-type="float" office:value="5.15" calcext:value-type="float">
            <text:p>5,1500</text:p>
          </table:table-cell>
          <table:table-cell table:style-name="ce9" table:formula="of:=20*LOG([.D15]/5)" office:value-type="float" office:value="0.256744494103444" calcext:value-type="float">
            <text:p>0,256744</text:p>
          </table:table-cell>
          <table:table-cell table:style-name="ce11" office:value-type="float" office:value="0.000062" calcext:value-type="float">
            <text:p>6,200000E-05</text:p>
          </table:table-cell>
          <table:table-cell table:style-name="ce7" table:formula="of:=(-1)*([.F15]*360)/(1/[.B15])" office:value-type="float" office:value="-133.92" calcext:value-type="float">
            <text:p>-133,9200</text:p>
          </table:table-cell>
          <table:table-cell table:style-name="Default"/>
          <table:table-cell table:style-name="ce9" office:value-type="float" office:value="0.0029324445" calcext:value-type="float">
            <text:p>0,002932</text:p>
          </table:table-cell>
          <table:table-cell table:style-name="ce11" office:value-type="float" office:value="0.000038824471" calcext:value-type="float">
            <text:p>3,882447E-05</text:p>
          </table:table-cell>
          <table:table-cell table:style-name="ce9" office:value-type="float" office:value="-121.54595" calcext:value-type="float">
            <text:p>-121,54595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7000" calcext:value-type="float">
            <text:p>7000</text:p>
          </table:table-cell>
          <table:table-cell table:style-name="Default"/>
          <table:table-cell table:style-name="ce7" office:value-type="float" office:value="5.15" calcext:value-type="float">
            <text:p>5,1500</text:p>
          </table:table-cell>
          <table:table-cell table:style-name="ce9" table:formula="of:=20*LOG([.D16]/5)" office:value-type="float" office:value="0.256744494103444" calcext:value-type="float">
            <text:p>0,256744</text:p>
          </table:table-cell>
          <table:table-cell table:style-name="ce11" office:value-type="float" office:value="0.000058" calcext:value-type="float">
            <text:p>5,800000E-05</text:p>
          </table:table-cell>
          <table:table-cell table:style-name="ce7" table:formula="of:=(-1)*([.F16]*360)/(1/[.B16])" office:value-type="float" office:value="-146.16" calcext:value-type="float">
            <text:p>-146,1600</text:p>
          </table:table-cell>
          <table:table-cell table:style-name="Default"/>
          <table:table-cell table:style-name="ce9" office:value-type="float" office:value="0.015314817" calcext:value-type="float">
            <text:p>0,015315</text:p>
          </table:table-cell>
          <table:table-cell table:style-name="ce11" office:value-type="float" office:value="0.000025972421" calcext:value-type="float">
            <text:p>2,597242E-05</text:p>
          </table:table-cell>
          <table:table-cell table:style-name="ce9" office:value-type="float" office:value="-133.04454" calcext:value-type="float">
            <text:p>-133,04454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8000" calcext:value-type="float">
            <text:p>8000</text:p>
          </table:table-cell>
          <table:table-cell table:style-name="Default"/>
          <table:table-cell table:style-name="ce7" office:value-type="float" office:value="5.15" calcext:value-type="float">
            <text:p>5,1500</text:p>
          </table:table-cell>
          <table:table-cell table:style-name="ce9" table:formula="of:=20*LOG([.D17]/5)" office:value-type="float" office:value="0.256744494103444" calcext:value-type="float">
            <text:p>0,256744</text:p>
          </table:table-cell>
          <table:table-cell table:style-name="ce11" office:value-type="float" office:value="0.000054" calcext:value-type="float">
            <text:p>5,400000E-05</text:p>
          </table:table-cell>
          <table:table-cell table:style-name="ce7" table:formula="of:=(-1)*([.F17]*360)/(1/[.B17])" office:value-type="float" office:value="-155.52" calcext:value-type="float">
            <text:p>-155,5200</text:p>
          </table:table-cell>
          <table:table-cell table:style-name="Default"/>
          <table:table-cell table:style-name="ce9" office:value-type="float" office:value="-0.092152558" calcext:value-type="float">
            <text:p>-0,092153</text:p>
          </table:table-cell>
          <table:table-cell table:style-name="ce11" office:value-type="float" office:value="0.000018132159" calcext:value-type="float">
            <text:p>1,813216E-05</text:p>
          </table:table-cell>
          <table:table-cell table:style-name="ce9" office:value-type="float" office:value="-140.87654" calcext:value-type="float">
            <text:p>-140,87654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9000" calcext:value-type="float">
            <text:p>9000</text:p>
          </table:table-cell>
          <table:table-cell table:style-name="Default"/>
          <table:table-cell table:style-name="ce7" office:value-type="float" office:value="5.08" calcext:value-type="float">
            <text:p>5,0800</text:p>
          </table:table-cell>
          <table:table-cell table:style-name="ce9" table:formula="of:=20*LOG([.D18]/5)" office:value-type="float" office:value="0.137874158958009" calcext:value-type="float">
            <text:p>0,137874</text:p>
          </table:table-cell>
          <table:table-cell table:style-name="ce11" office:value-type="float" office:value="0.000048" calcext:value-type="float">
            <text:p>4,800000E-05</text:p>
          </table:table-cell>
          <table:table-cell table:style-name="ce7" table:formula="of:=(-1)*([.F18]*360)/(1/[.B18])" office:value-type="float" office:value="-155.52" calcext:value-type="float">
            <text:p>-155,5200</text:p>
          </table:table-cell>
          <table:table-cell table:style-name="Default"/>
          <table:table-cell table:style-name="ce9" office:value-type="float" office:value="-0.21460269" calcext:value-type="float">
            <text:p>-0,214603</text:p>
          </table:table-cell>
          <table:table-cell table:style-name="ce11" office:value-type="float" office:value="0.000013277208" calcext:value-type="float">
            <text:p>1,327721E-05</text:p>
          </table:table-cell>
          <table:table-cell table:style-name="ce9" office:value-type="float" office:value="-146.45239" calcext:value-type="float">
            <text:p>-146,45239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7" office:value-type="float" office:value="4.96" calcext:value-type="float">
            <text:p>4,9600</text:p>
          </table:table-cell>
          <table:table-cell table:style-name="ce9" table:formula="of:=20*LOG([.D19]/5)" office:value-type="float" office:value="-0.0697665569164269" calcext:value-type="float">
            <text:p>-0,069767</text:p>
          </table:table-cell>
          <table:table-cell table:style-name="ce11" office:value-type="float" office:value="0.00004" calcext:value-type="float">
            <text:p>4,000000E-05</text:p>
          </table:table-cell>
          <table:table-cell table:style-name="ce7" table:formula="of:=(-1)*([.F19]*360)/(1/[.B19])" office:value-type="float" office:value="-144" calcext:value-type="float">
            <text:p>-144,0000</text:p>
          </table:table-cell>
          <table:table-cell table:style-name="Default"/>
          <table:table-cell table:style-name="ce9" office:value-type="float" office:value="-0.32553444" calcext:value-type="float">
            <text:p>-0,325534</text:p>
          </table:table-cell>
          <table:table-cell table:style-name="ce11" office:value-type="float" office:value="0.000010099406" calcext:value-type="float">
            <text:p>1,009941E-05</text:p>
          </table:table-cell>
          <table:table-cell table:style-name="ce9" office:value-type="float" office:value="-150.64731" calcext:value-type="float">
            <text:p>-150,64731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12500" calcext:value-type="float">
            <text:p>12500</text:p>
          </table:table-cell>
          <table:table-cell table:style-name="Default"/>
          <table:table-cell table:style-name="ce7" office:value-type="float" office:value="4.8" calcext:value-type="float">
            <text:p>4,8000</text:p>
          </table:table-cell>
          <table:table-cell table:style-name="ce9" table:formula="of:=20*LOG([.D20]/5)" office:value-type="float" office:value="-0.354575339208632" calcext:value-type="float">
            <text:p>-0,354575</text:p>
          </table:table-cell>
          <table:table-cell table:style-name="ce11" office:value-type="float" office:value="0.000034" calcext:value-type="float">
            <text:p>3,400000E-05</text:p>
          </table:table-cell>
          <table:table-cell table:style-name="ce7" table:formula="of:=(-1)*([.F20]*360)/(1/[.B20])" office:value-type="float" office:value="-153" calcext:value-type="float">
            <text:p>-153,0000</text:p>
          </table:table-cell>
          <table:table-cell table:style-name="Default"/>
          <table:table-cell table:style-name="ce9" office:value-type="float" office:value="-0.52784747" calcext:value-type="float">
            <text:p>-0,527847</text:p>
          </table:table-cell>
          <table:table-cell table:style-name="ce11" office:value-type="float" office:value="0.0000058287259" calcext:value-type="float">
            <text:p>5,828726E-06</text:p>
          </table:table-cell>
          <table:table-cell table:style-name="ce9" office:value-type="float" office:value="-157.56319" calcext:value-type="float">
            <text:p>-157,56319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15000" calcext:value-type="float">
            <text:p>15000</text:p>
          </table:table-cell>
          <table:table-cell table:style-name="Default"/>
          <table:table-cell table:style-name="ce7" office:value-type="float" office:value="4.8" calcext:value-type="float">
            <text:p>4,8000</text:p>
          </table:table-cell>
          <table:table-cell table:style-name="ce9" table:formula="of:=20*LOG([.D21]/5)" office:value-type="float" office:value="-0.354575339208632" calcext:value-type="float">
            <text:p>-0,354575</text:p>
          </table:table-cell>
          <table:table-cell table:style-name="ce11" office:value-type="float" office:value="0.000029" calcext:value-type="float">
            <text:p>2,900000E-05</text:p>
          </table:table-cell>
          <table:table-cell table:style-name="ce7" table:formula="of:=(-1)*([.F21]*360)/(1/[.B21])" office:value-type="float" office:value="-156.6" calcext:value-type="float">
            <text:p>-156,6000</text:p>
          </table:table-cell>
          <table:table-cell table:style-name="Default"/>
          <table:table-cell table:style-name="ce9" office:value-type="float" office:value="-0.65230222" calcext:value-type="float">
            <text:p>-0,652302</text:p>
          </table:table-cell>
          <table:table-cell table:style-name="ce11" office:value-type="float" office:value="0.0000038213988" calcext:value-type="float">
            <text:p>3,821399E-06</text:p>
          </table:table-cell>
          <table:table-cell table:style-name="ce9" office:value-type="float" office:value="-161.80313" calcext:value-type="float">
            <text:p>-161,80313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20000" calcext:value-type="float">
            <text:p>20000</text:p>
          </table:table-cell>
          <table:table-cell table:style-name="Default"/>
          <table:table-cell table:style-name="ce7" office:value-type="float" office:value="4.71" calcext:value-type="float">
            <text:p>4,7100</text:p>
          </table:table-cell>
          <table:table-cell table:style-name="ce9" table:formula="of:=20*LOG([.D22]/5)" office:value-type="float" office:value="-0.518981944142453" calcext:value-type="float">
            <text:p>-0,518982</text:p>
          </table:table-cell>
          <table:table-cell table:style-name="ce11" office:value-type="float" office:value="0.000024" calcext:value-type="float">
            <text:p>2,400000E-05</text:p>
          </table:table-cell>
          <table:table-cell table:style-name="ce7" table:formula="of:=(-1)*([.F22]*360)/(1/[.B22])" office:value-type="float" office:value="-172.8" calcext:value-type="float">
            <text:p>-172,8000</text:p>
          </table:table-cell>
          <table:table-cell table:style-name="Default"/>
          <table:table-cell table:style-name="ce9" office:value-type="float" office:value="-0.78569452" calcext:value-type="float">
            <text:p>-0,785695</text:p>
          </table:table-cell>
          <table:table-cell table:style-name="ce11" office:value-type="float" office:value="0.0000020340823" calcext:value-type="float">
            <text:p>2,034082E-06</text:p>
          </table:table-cell>
          <table:table-cell table:style-name="ce9" office:value-type="float" office:value="-166.8197" calcext:value-type="float">
            <text:p>-166,81970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25000" calcext:value-type="float">
            <text:p>25000</text:p>
          </table:table-cell>
          <table:table-cell table:style-name="Default"/>
          <table:table-cell table:style-name="ce7" office:value-type="float" office:value="4.65" calcext:value-type="float">
            <text:p>4,6500</text:p>
          </table:table-cell>
          <table:table-cell table:style-name="ce9" table:formula="of:=20*LOG([.D23]/5)" office:value-type="float" office:value="-0.630341028921297" calcext:value-type="float">
            <text:p>-0,630341</text:p>
          </table:table-cell>
          <table:table-cell table:style-name="ce11" office:value-type="float" office:value="0.00002" calcext:value-type="float">
            <text:p>2,000000E-05</text:p>
          </table:table-cell>
          <table:table-cell table:style-name="ce7" table:formula="of:=(-1)*([.F23]*360)/(1/[.B23])" office:value-type="float" office:value="-180" calcext:value-type="float">
            <text:p>-180,0000</text:p>
          </table:table-cell>
          <table:table-cell table:style-name="Default"/>
          <table:table-cell table:style-name="ce9" office:value-type="float" office:value="-0.85035386" calcext:value-type="float">
            <text:p>-0,850354</text:p>
          </table:table-cell>
          <table:table-cell table:style-name="ce11" office:value-type="float" office:value="0.000001278449" calcext:value-type="float">
            <text:p>1,278449E-06</text:p>
          </table:table-cell>
          <table:table-cell table:style-name="ce9" office:value-type="float" office:value="-169.72503" calcext:value-type="float">
            <text:p>-169,72503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30000" calcext:value-type="float">
            <text:p>30000</text:p>
          </table:table-cell>
          <table:table-cell table:style-name="Default"/>
          <table:table-cell table:style-name="ce7" office:value-type="float" office:value="4.63" calcext:value-type="float">
            <text:p>4,6300</text:p>
          </table:table-cell>
          <table:table-cell table:style-name="ce9" table:formula="of:=20*LOG([.D24]/5)" office:value-type="float" office:value="-0.667780266361314" calcext:value-type="float">
            <text:p>-0,667780</text:p>
          </table:table-cell>
          <table:table-cell table:style-name="ce11" office:value-type="float" office:value="0.0000164" calcext:value-type="float">
            <text:p>1,640000E-05</text:p>
          </table:table-cell>
          <table:table-cell table:style-name="ce7" table:formula="of:=(-1)*([.F24]*360)/(1/[.B24])" office:value-type="float" office:value="-177.12" calcext:value-type="float">
            <text:p>-177,1200</text:p>
          </table:table-cell>
          <table:table-cell table:style-name="Default"/>
          <table:table-cell table:style-name="ce9" office:value-type="float" office:value="-0.88613434" calcext:value-type="float">
            <text:p>-0,886134</text:p>
          </table:table-cell>
          <table:table-cell table:style-name="ce11" office:value-type="float" office:value="0.00000088789588" calcext:value-type="float">
            <text:p>8,878959E-07</text:p>
          </table:table-cell>
          <table:table-cell table:style-name="ce9" office:value-type="float" office:value="-171.63872" calcext:value-type="float">
            <text:p>-171,63872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50000" calcext:value-type="float">
            <text:p>50000</text:p>
          </table:table-cell>
          <table:table-cell table:style-name="Default"/>
          <table:table-cell table:style-name="ce7" office:value-type="float" office:value="4.55" calcext:value-type="float">
            <text:p>4,5500</text:p>
          </table:table-cell>
          <table:table-cell table:style-name="ce9" table:formula="of:=20*LOG([.D25]/5)" office:value-type="float" office:value="-0.819172153578129" calcext:value-type="float">
            <text:p>-0,819172</text:p>
          </table:table-cell>
          <table:table-cell table:style-name="ce11" office:value-type="float" office:value="0.00001" calcext:value-type="float">
            <text:p>1,000000E-05</text:p>
          </table:table-cell>
          <table:table-cell table:style-name="ce7" table:formula="of:=(-1)*([.F25]*360)/(1/[.B25])" office:value-type="float" office:value="-180" calcext:value-type="float">
            <text:p>-180,0000</text:p>
          </table:table-cell>
          <table:table-cell table:style-name="Default"/>
          <table:table-cell table:style-name="ce9" office:value-type="float" office:value="-0.93963628" calcext:value-type="float">
            <text:p>-0,939636</text:p>
          </table:table-cell>
          <table:table-cell table:style-name="ce11" office:value-type="float" office:value="0.00000034127858" calcext:value-type="float">
            <text:p>3,412786E-07</text:p>
          </table:table-cell>
          <table:table-cell table:style-name="ce9" office:value-type="float" office:value="-175.56315" calcext:value-type="float">
            <text:p>-175,56315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style-name="ce2"/>
          <table:table-cell table:style-name="ce4" office:value-type="float" office:value="100000" calcext:value-type="float">
            <text:p>100000</text:p>
          </table:table-cell>
          <table:table-cell table:style-name="Default"/>
          <table:table-cell table:style-name="ce7" office:value-type="float" office:value="4.51" calcext:value-type="float">
            <text:p>4,5100</text:p>
          </table:table-cell>
          <table:table-cell table:style-name="ce9" table:formula="of:=20*LOG([.D26]/5)" office:value-type="float" office:value="-0.895869249161166" calcext:value-type="float">
            <text:p>-0,895869</text:p>
          </table:table-cell>
          <table:table-cell table:style-name="ce11" office:value-type="float" office:value="0.0000055" calcext:value-type="float">
            <text:p>5,500000E-06</text:p>
          </table:table-cell>
          <table:table-cell table:style-name="ce7" table:formula="of:=(-1)*([.F26]*360)/(1/[.B26])" office:value-type="float" office:value="-198" calcext:value-type="float">
            <text:p>-198,0000</text:p>
          </table:table-cell>
          <table:table-cell table:style-name="Default"/>
          <table:table-cell table:style-name="ce9" office:value-type="float" office:value="-0.96497186" calcext:value-type="float">
            <text:p>-0,964972</text:p>
          </table:table-cell>
          <table:table-cell table:style-name="ce11" office:value-type="float" office:value="0.00000011909023" calcext:value-type="float">
            <text:p>1,190902E-07</text:p>
          </table:table-cell>
          <table:table-cell table:style-name="ce9" office:value-type="float" office:value="-179.03765" calcext:value-type="float">
            <text:p>-179,037650</text:p>
          </table:table-cell>
          <table:table-cell table:style-name="Default" table:number-columns-repeated="2"/>
          <table:table-cell table:style-name="ce2" table:number-columns-repeated="1011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1">00/00/0000</text:date>, <text:time style:data-style-name="N2" text:time-value="16:41:57.53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19:27:25.464000000</meta:creation-date>
    <dc:date>2023-08-01T00:31:31.766000000</dc:date>
    <meta:editing-duration>PT18H58M18S</meta:editing-duration>
    <meta:editing-cycles>21</meta:editing-cycles>
    <meta:generator>LibreOffice/5.2.1.2$Windows_x86 LibreOffice_project/31dd62db80d4e60af04904455ec9c9219178d620</meta:generator>
    <meta:document-statistic meta:table-count="1" meta:cell-count="1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35cm" svg:height="6.256cm" xlink:href=".." xlink:type="simple" chart:class="chart:line" chart:style-name="ch1">
        <chart:legend chart:legend-position="end" svg:x="7.436cm" svg:y="2.829cm" style:legend-expansion="high" chart:style-name="ch2"/>
        <chart:plot-area chart:style-name="ch3" table:cell-range-address="Hoja1.B5:Hoja1.B26 Hoja1.E4:Hoja1.E26" chart:data-source-has-labels="both" svg:x="0.222cm" svg:y="0.125cm" svg:width="6.992cm" svg:height="6.006cm">
          <chartooo:coordinate-region svg:x="2.166cm" svg:y="0.324cm" svg:width="4.908cm" svg:height="5.608cm"/>
          <chart:axis chart:dimension="x" chart:name="primary-x" chart:style-name="ch4" chartooo:axis-type="auto">
            <chartooo:date-scale/>
            <chart:categories table:cell-range-address="Hoja1.B5:Hoja1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E5:Hoja1.E26" chart:label-cell-address="Hoja1.E4:Hoja1.E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log Vout/Vin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5:Hoja1.B26</svg:desc>
                </draw:g>
              </table:table-cell>
              <table:table-cell office:value-type="float" office:value="-28.8739499846543">
                <text:p>-28.8739499846543</text:p>
                <draw:g>
                  <svg:desc>Hoja1.E5:Hoja1.E26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27.2903250637018">
                <text:p>-27.2903250637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5.679933127304">
                <text:p>-25.6799331273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22.66244371325">
                <text:p>-22.662443713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13.7226555926169">
                <text:p>-13.722655592616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.55804284128565">
                <text:p>-6.5580428412856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2.20276557483623">
                <text:p>-2.2027655748362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1.45259273921953">
                <text:p>-1.4525927392195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0.819172153578129">
                <text:p>-0.8191721535781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37874158958009">
                <text:p>0.1378741589580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0.0697665569164269">
                <text:p>-0.069766556916426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0.518981944142453">
                <text:p>-0.51898194414245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0.630341028921297">
                <text:p>-0.63034102892129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0.667780266361314">
                <text:p>-0.66778026636131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0.819172153578129">
                <text:p>-0.81917215357812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0.895869249161166">
                <text:p>-0.895869249161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41cm" svg:height="6.267cm" xlink:href=".." xlink:type="simple" chart:class="chart:line" chart:style-name="ch1">
        <chart:legend chart:legend-position="end" svg:x="8.58cm" svg:y="2.834cm" style:legend-expansion="high" chart:style-name="ch2"/>
        <chart:plot-area chart:style-name="ch3" table:cell-range-address="Hoja1.B5:Hoja1.B26 Hoja1.G4:Hoja1.G26" chart:data-source-has-labels="both" svg:x="0.222cm" svg:y="0.125cm" svg:width="8.136cm" svg:height="6.017cm">
          <chartooo:coordinate-region svg:x="1.981cm" svg:y="0.324cm" svg:width="6.377cm" svg:height="5.619cm"/>
          <chart:axis chart:dimension="x" chart:name="primary-x" chart:style-name="ch4" chartooo:axis-type="auto">
            <chartooo:date-scale/>
            <chart:categories table:cell-range-address="Hoja1.B5:Hoja1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5:Hoja1.G26" chart:label-cell-address="Hoja1.G4:Hoja1.G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 [º]</text:p>
                <draw:g>
                  <svg:desc>Hoja1.G4:Hoja1.G4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5:Hoja1.B26</svg:desc>
                </draw:g>
              </table:table-cell>
              <table:table-cell office:value-type="float" office:value="-11.52">
                <text:p>-11.52</text:p>
                <draw:g>
                  <svg:desc>Hoja1.G5:Hoja1.G26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25.92">
                <text:p>-25.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7.44">
                <text:p>-37.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0.48">
                <text:p>-60.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86.4">
                <text:p>-86.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95.976">
                <text:p>-95.97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102.672">
                <text:p>-102.67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11.6">
                <text:p>-111.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133.92">
                <text:p>-133.9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146.16">
                <text:p>-146.1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55.52">
                <text:p>-155.5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155.52">
                <text:p>-155.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156.6">
                <text:p>-156.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177.12">
                <text:p>-177.1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198">
                <text:p>-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41cm" svg:height="6.267cm" xlink:href=".." xlink:type="simple" chart:class="chart:line" chart:style-name="ch1">
        <chart:legend chart:legend-position="end" svg:x="8.104cm" svg:y="2.834cm" style:legend-expansion="high" chart:style-name="ch2"/>
        <chart:plot-area chart:style-name="ch3" table:cell-range-address="Hoja1.B5:Hoja1.B26 Hoja1.F4:Hoja1.F26" chart:data-source-has-labels="both" svg:x="0.222cm" svg:y="0.125cm" svg:width="7.66cm" svg:height="6.017cm">
          <chartooo:coordinate-region svg:x="2.696cm" svg:y="0.125cm" svg:width="5.046cm" svg:height="4.502cm"/>
          <chart:axis chart:dimension="x" chart:name="primary-x" chart:style-name="ch4" chartooo:axis-type="auto">
            <chartooo:date-scale/>
            <chart:categories table:cell-range-address="Hoja1.B5:Hoja1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5:Hoja1.F26" chart:label-cell-address="Hoja1.F4:Hoja1.F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ardo [s]</text:p>
                <draw:g>
                  <svg:desc>Hoja1.F4:Hoja1.F4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5:Hoja1.B26</svg:desc>
                </draw:g>
              </table:table-cell>
              <table:table-cell office:value-type="float" office:value="0.00004">
                <text:p>0.00004</text:p>
                <draw:g>
                  <svg:desc>Hoja1.F5:Hoja1.F26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164">
                <text:p>0.000016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55">
                <text:p>0.00000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35cm" svg:height="6.256cm" xlink:href=".." xlink:type="simple" chart:class="chart:line" chart:style-name="ch1">
        <chart:legend chart:legend-position="end" svg:x="7.436cm" svg:y="2.829cm" style:legend-expansion="high" chart:style-name="ch2"/>
        <chart:plot-area chart:style-name="ch3" table:cell-range-address="Hoja1.B5:Hoja1.B26 Hoja1.I4:Hoja1.I26" chart:data-source-has-labels="both" svg:x="0.222cm" svg:y="0.125cm" svg:width="6.992cm" svg:height="6.006cm">
          <chartooo:coordinate-region svg:x="2.166cm" svg:y="0.324cm" svg:width="4.908cm" svg:height="5.608cm"/>
          <chart:axis chart:dimension="x" chart:name="primary-x" chart:style-name="ch4" chartooo:axis-type="auto">
            <chartooo:date-scale/>
            <chart:categories table:cell-range-address="Hoja1.B5:Hoja1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5:Hoja1.I26" chart:label-cell-address="Hoja1.I4:Hoja1.I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log Vout/Vin</text:p>
                <draw:g>
                  <svg:desc>Hoja1.I4:Hoja1.I4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5:Hoja1.B26</svg:desc>
                </draw:g>
              </table:table-cell>
              <table:table-cell office:value-type="float" office:value="-30.38332">
                <text:p>-30.38332</text:p>
                <draw:g>
                  <svg:desc>Hoja1.I5:Hoja1.I26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28.31028">
                <text:p>-28.310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6.433581">
                <text:p>-26.43358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23.19151">
                <text:p>-23.1915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13.906278">
                <text:p>-13.90627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.54734">
                <text:p>-6.5473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2.268036">
                <text:p>-2.26803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1.5235858">
                <text:p>-1.523585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0.95598793">
                <text:p>-0.9559879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46878784">
                <text:p>-0.4687878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29324445">
                <text:p>0.002932444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15314817">
                <text:p>0.01531481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0.092152558">
                <text:p>-0.0921525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0.21460269">
                <text:p>-0.214602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0.32553444">
                <text:p>-0.32553444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0.52784747">
                <text:p>-0.527847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0.65230222">
                <text:p>-0.652302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0.78569452">
                <text:p>-0.7856945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0.85035386">
                <text:p>-0.8503538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0.88613434">
                <text:p>-0.8861343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0.93963628">
                <text:p>-0.939636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0.96497186">
                <text:p>-0.96497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41cm" svg:height="6.267cm" xlink:href=".." xlink:type="simple" chart:class="chart:line" chart:style-name="ch1">
        <chart:legend chart:legend-position="end" svg:x="8.58cm" svg:y="2.834cm" style:legend-expansion="high" chart:style-name="ch2"/>
        <chart:plot-area chart:style-name="ch3" table:cell-range-address="Hoja1.B5:Hoja1.B26 Hoja1.K4:Hoja1.K26" chart:data-source-has-labels="both" svg:x="0.222cm" svg:y="0.125cm" svg:width="8.136cm" svg:height="6.017cm">
          <chartooo:coordinate-region svg:x="2.352cm" svg:y="0.324cm" svg:width="6.006cm" svg:height="5.619cm"/>
          <chart:axis chart:dimension="x" chart:name="primary-x" chart:style-name="ch4" chartooo:axis-type="auto">
            <chartooo:date-scale/>
            <chart:categories table:cell-range-address="Hoja1.B5:Hoja1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5:Hoja1.K26" chart:label-cell-address="Hoja1.K4:Hoja1.K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 [º]</text:p>
                <draw:g>
                  <svg:desc>Hoja1.K4:Hoja1.K4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5:Hoja1.B26</svg:desc>
                </draw:g>
              </table:table-cell>
              <table:table-cell office:value-type="float" office:value="-11.171596">
                <text:p>-11.171596</text:p>
                <draw:g>
                  <svg:desc>Hoja1.K5:Hoja1.K26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12.633596">
                <text:p>-12.6335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14.133222">
                <text:p>-14.13322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17.197094">
                <text:p>-17.1970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1.090266">
                <text:p>-31.09026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53.429577">
                <text:p>-53.42957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80.153405">
                <text:p>-80.15340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87.905143">
                <text:p>-87.90514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95.475068">
                <text:p>-95.47506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04.33208">
                <text:p>-104.332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121.54595">
                <text:p>-121.5459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133.04454">
                <text:p>-133.0445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40.87654">
                <text:p>-140.8765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146.45239">
                <text:p>-146.4523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50.64731">
                <text:p>-150.64731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157.56319">
                <text:p>-157.5631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161.80313">
                <text:p>-161.8031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166.8197">
                <text:p>-166.819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169.72503">
                <text:p>-169.7250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171.63872">
                <text:p>-171.6387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175.56315">
                <text:p>-175.563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179.03765">
                <text:p>-179.037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41cm" svg:height="6.267cm" xlink:href=".." xlink:type="simple" chart:class="chart:line" chart:style-name="ch1">
        <chart:legend chart:legend-position="end" svg:x="8.104cm" svg:y="2.834cm" style:legend-expansion="high" chart:style-name="ch2"/>
        <chart:plot-area chart:style-name="ch3" table:cell-range-address="Hoja1.B5:Hoja1.B26 Hoja1.J4:Hoja1.J26" chart:data-source-has-labels="both" svg:x="0.222cm" svg:y="0.125cm" svg:width="7.66cm" svg:height="6.017cm">
          <chartooo:coordinate-region svg:x="2.696cm" svg:y="0.125cm" svg:width="5.046cm" svg:height="4.502cm"/>
          <chart:axis chart:dimension="x" chart:name="primary-x" chart:style-name="ch4" chartooo:axis-type="auto">
            <chartooo:date-scale/>
            <chart:categories table:cell-range-address="Hoja1.B5:Hoja1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5:Hoja1.J26" chart:label-cell-address="Hoja1.J4:Hoja1.J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ardo [s]</text:p>
                <draw:g>
                  <svg:desc>Hoja1.J4:Hoja1.J4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5:Hoja1.B26</svg:desc>
                </draw:g>
              </table:table-cell>
              <table:table-cell office:value-type="float" office:value="0.000040377363">
                <text:p>0.000040377363</text:p>
                <draw:g>
                  <svg:desc>Hoja1.J5:Hoja1.J26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41032889">
                <text:p>0.0000410328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1775556">
                <text:p>0.0000417755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43496185">
                <text:p>0.0000434961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53666357">
                <text:p>0.00005366635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70181816">
                <text:p>0.0000701818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74212125">
                <text:p>0.00007421212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70829945">
                <text:p>0.00007082994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65681488">
                <text:p>0.0000656814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057738199">
                <text:p>0.00005773819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038824471">
                <text:p>0.00003882447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025972421">
                <text:p>0.00002597242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018132159">
                <text:p>0.00001813215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013277208">
                <text:p>0.0000132772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10099406">
                <text:p>0.00001009940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000058287259">
                <text:p>0.000005828725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0038213988">
                <text:p>0.000003821398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020340823">
                <text:p>0.000002034082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01278449">
                <text:p>0.00000127844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0088789588">
                <text:p>0.0000008878958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0034127858">
                <text:p>0.0000003412785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11909023">
                <text:p>0.000000119090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